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90ec" officeooo:paragraph-rsid="001290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exGBS</text:p>
      <text:p text:style-name="P1"/>
      <text:p text:style-name="P1">Description:</text:p>
      <text:p text:style-name="P1"/>
      <text:p text:style-name="P1">a method for deplexing genotyping-by-sequencing data using the Euler computing system at ETH Zurich (<text:a xlink:type="simple" xlink:href="http://scicomp.ethz.ch/wiki/Euler" text:style-name="Internet_20_link" text:visited-style-name="Visited_20_Internet_20_Link">http://scicomp.ethz.ch/wiki/Euler</text:a>)</text:p>
      <text:p text:style-name="P1"/>
      <text:p text:style-name="P1">Usage:</text:p>
      <text:p text:style-name="P1"/>
      <text:p text:style-name="P1">Best to run this interactively, using a terminal! Login to Euler, then copy the data to a scratch folder. This can be found using</text:p>
      <text:p text:style-name="P1"/>
      <text:p text:style-name="P1"># echo $SCRATCH</text:p>
      <text:p text:style-name="P1"/>
      <text:p text:style-name="P1">Perhaps something is not working? Please see at the bottom for some trouble shooting.</text:p>
      <text:p text:style-name="P1"/>
      <text:p text:style-name="P1">first login to Euler, using putty or ssh (for linux). If you are unsure please read this <text:a xlink:type="simple" xlink:href="https://scicomp.ethz.ch/wiki/Euler" text:style-name="Internet_20_link" text:visited-style-name="Visited_20_Internet_20_Link">https://scicomp.ethz.ch/wiki/Euler</text:a>.</text:p>
      <text:p text:style-name="P1"/>
      <text:p text:style-name="P1">Now navigate to the folder in your scratch</text:p>
      <text:p text:style-name="P1"/>
      <text:p text:style-name="P1"># cd $SCRATCH/folder</text:p>
      <text:p text:style-name="P1"/>
      <text:p text:style-name="P1">Next you need to load the git module (to download the scripts)</text:p>
      <text:p text:style-name="P1"/>
      <text:p text:style-name="P1"># module load git</text:p>
      <text:p text:style-name="P1"/>
      <text:p text:style-name="P1">Then install sabre</text:p>
      <text:p text:style-name="P1"/>
      <text:p text:style-name="P1"># git clone https://github.com/najoshi/sabre</text:p>
      <text:p text:style-name="P1"># cd sabre</text:p>
      <text:p text:style-name="P1"># make</text:p>
      <text:p text:style-name="P1"/>
      <text:p text:style-name="P1">Check that sabre works</text:p>
      <text:p text:style-name="P1"/>
      <text:p text:style-name="P1"># ./sabre</text:p>
      <text:p text:style-name="P1"/>
      <text:p text:style-name="P1">Go back to the beginning</text:p>
      <text:p text:style-name="P1"/>
      <text:p text:style-name="P1"># cd $SCRATCH/folder</text:p>
      <text:p text:style-name="P1"/>
      <text:p text:style-name="P1">Next download this repository (it has the barcodes)</text:p>
      <text:p text:style-name="P1"/>
      <text:p text:style-name="P1"># git clone https://github.com/stevenandrewyates/DeplexGBS</text:p>
      <text:p text:style-name="P1"/>
      <text:p text:style-name="P1">One last thing before deplexing, you need a folder to store it in. In this example (an in reality), let's call it DEPLEX</text:p>
      <text:p text:style-name="P1"/>
      <text:p text:style-name="P1"># mkdir DEPLEX</text:p>
      <text:p text:style-name="P1"><text:soft-page-break/>You now have everything you need to deplex the data you need your GBS data, in this example it is called </text:p>
      <text:p text:style-name="P1">-GBSdata.fastq</text:p>
      <text:p text:style-name="P1"/>
      <text:p text:style-name="P1">Deplexing will also create two more files</text:p>
      <text:p text:style-name="P1">-unknown_barcode.fastq, a file with unallocated reads</text:p>
      <text:p text:style-name="P1">-summaryLibrary1.txt, a summary file</text:p>
      <text:p text:style-name="P1"/>
      <text:p text:style-name="P1">#sabre/sabre se -f GBSdata.fastq -b DeplexGBS/Library1.barcodes.txt -u unknown_barcode.fastq <text:s/>&gt;&gt; summaryLibrary1.txt</text:p>
      <text:p text:style-name="P1"/>
      <text:p text:style-name="P1">Voila, finishe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1:29:59.620683759</meta:creation-date>
    <dc:date>2021-03-24T11:39:36.708424032</dc:date>
    <meta:editing-duration>PT9M37S</meta:editing-duration>
    <meta:editing-cycles>1</meta:editing-cycles>
    <meta:document-statistic meta:table-count="0" meta:image-count="0" meta:object-count="0" meta:page-count="2" meta:paragraph-count="31" meta:word-count="219" meta:character-count="1432" meta:non-whitespace-character-count="1242"/>
    <meta:generator>LibreOffice/6.2.8.2$Linux_X86_64 LibreOffice_project/20$Build-2</meta:generator>
  </office:meta>
</office:document-meta>
</file>